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text-properties fo:font-size="14pt" officeooo:rsid="00075a1a" officeooo:paragraph-rsid="00075a1a" style:font-size-asian="14pt" style:font-size-complex="14pt"/>
    </style:style>
    <style:style style:name="P2" style:family="paragraph" style:parent-style-name="Standard">
      <style:text-properties officeooo:rsid="00066eed" officeooo:paragraph-rsid="00066eed"/>
    </style:style>
    <style:style style:name="P3" style:family="paragraph" style:parent-style-name="Standard">
      <style:text-properties officeooo:rsid="00075a1a" officeooo:paragraph-rsid="00075a1a"/>
    </style:style>
    <style:style style:name="P4" style:family="paragraph" style:parent-style-name="Standard">
      <style:text-properties fo:font-size="36pt" officeooo:rsid="00066eed" officeooo:paragraph-rsid="00066eed" style:font-size-asian="36pt" style:font-size-complex="36pt"/>
    </style:style>
    <style:style style:name="P5" style:family="paragraph" style:parent-style-name="Standard">
      <style:text-properties officeooo:paragraph-rsid="000948c9"/>
    </style:style>
    <style:style style:name="P6" style:family="paragraph" style:parent-style-name="Standard">
      <style:text-properties fo:language="en" fo:country="US" fo:font-weight="bold" officeooo:rsid="00066eed" officeooo:paragraph-rsid="00066eed" fo:background-color="transparent" style:font-weight-asian="bold" style:font-weight-complex="bold"/>
    </style:style>
    <style:style style:name="P7" style:family="paragraph" style:parent-style-name="Standard">
      <style:text-properties fo:language="en" fo:country="US" fo:font-weight="normal" officeooo:paragraph-rsid="00066eed" fo:background-color="transparent" style:font-weight-asian="normal" style:font-weight-complex="normal"/>
    </style:style>
    <style:style style:name="P8" style:family="paragraph" style:parent-style-name="Standard">
      <style:text-properties officeooo:paragraph-rsid="000d165c"/>
    </style:style>
    <style:style style:name="P9" style:family="paragraph" style:parent-style-name="Standard">
      <style:text-properties fo:font-size="14pt" fo:language="en" fo:country="US" fo:font-weight="bold" officeooo:rsid="00075a1a" officeooo:paragraph-rsid="000717d8" fo:background-color="transparent" style:font-size-asian="14pt" style:font-weight-asian="bold" style:font-size-complex="14pt" style:font-weight-complex="bold"/>
    </style:style>
    <style:style style:name="P10" style:family="paragraph" style:parent-style-name="Standard">
      <style:text-properties officeooo:paragraph-rsid="00066eed"/>
    </style:style>
    <style:style style:name="P11" style:family="paragraph" style:parent-style-name="Text_20_body">
      <style:text-properties officeooo:paragraph-rsid="000717d8"/>
    </style:style>
    <style:style style:name="P12" style:family="paragraph" style:parent-style-name="Text_20_body">
      <style:text-properties fo:font-size="14pt" style:font-size-asian="14pt" style:font-size-complex="14pt"/>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text-properties officeooo:rsid="00075a1a" officeooo:paragraph-rsid="00075a1a"/>
    </style:style>
    <style:style style:name="P16" style:family="paragraph" style:parent-style-name="Text_20_body">
      <style:text-properties fo:font-size="12pt" fo:font-weight="bold" officeooo:rsid="000948c9" officeooo:paragraph-rsid="000948c9" style:font-size-asian="12pt" style:font-weight-asian="bold" style:font-size-complex="12pt" style:font-weight-complex="bold"/>
    </style:style>
    <style:style style:name="P17" style:family="paragraph" style:parent-style-name="Text_20_body">
      <style:text-properties fo:font-size="12pt" officeooo:rsid="000948c9" officeooo:paragraph-rsid="000948c9" style:font-size-asian="12pt" style:font-size-complex="12pt"/>
    </style:style>
    <style:style style:name="P18" style:family="paragraph" style:parent-style-name="Text_20_body">
      <style:text-properties fo:font-size="12pt" officeooo:paragraph-rsid="000fd7a2" style:font-size-asian="12pt" style:font-size-complex="12pt"/>
    </style:style>
    <style:style style:name="P19" style:family="paragraph" style:parent-style-name="Text_20_body">
      <style:text-properties officeooo:paragraph-rsid="000bc85c"/>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paragraph-rsid="000e3152" style:font-weight-asian="bold" style:font-weight-complex="bold"/>
    </style:style>
    <style:style style:name="P22" style:family="paragraph" style:parent-style-name="Text_20_body">
      <style:text-properties fo:font-weight="bold" officeooo:rsid="000d165c" officeooo:paragraph-rsid="000e3152" style:font-weight-asian="bold" style:font-weight-complex="bold"/>
    </style:style>
    <style:style style:name="P23" style:family="paragraph" style:parent-style-name="Text_20_body">
      <style:text-properties fo:font-weight="bold" officeooo:rsid="000f6663" officeooo:paragraph-rsid="000fd7a2" style:font-weight-asian="bold" style:font-weight-complex="bold"/>
    </style:style>
    <style:style style:name="P24" style:family="paragraph" style:parent-style-name="Text_20_body">
      <style:text-properties officeooo:paragraph-rsid="000c81f7"/>
    </style:style>
    <style:style style:name="P25" style:family="paragraph" style:parent-style-name="Text_20_body">
      <style:text-properties officeooo:rsid="000c81f7" officeooo:paragraph-rsid="000c81f7"/>
    </style:style>
    <style:style style:name="P26" style:family="paragraph" style:parent-style-name="Text_20_body">
      <style:text-properties officeooo:rsid="000c81f7" officeooo:paragraph-rsid="000e3152"/>
    </style:style>
    <style:style style:name="P27" style:family="paragraph" style:parent-style-name="Text_20_body">
      <style:text-properties officeooo:paragraph-rsid="000d165c"/>
    </style:style>
    <style:style style:name="P28" style:family="paragraph" style:parent-style-name="Text_20_body">
      <style:text-properties officeooo:paragraph-rsid="000e3152"/>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0f6663"/>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style:paragraph-properties fo:margin-top="0in" fo:margin-bottom="0.1965in" style:contextual-spacing="false"/>
      <style:text-properties officeooo:paragraph-rsid="000f4710"/>
    </style:style>
    <style:style style:name="P33" style:family="paragraph" style:parent-style-name="Heading_20_3" style:list-style-name="List_20_1">
      <style:text-properties fo:language="en" fo:country="US" fo:font-weight="normal" officeooo:rsid="000717d8" officeooo:paragraph-rsid="000717d8" fo:background-color="transparent" style:font-weight-asian="normal" style:font-weight-complex="normal"/>
    </style:style>
    <style:style style:name="P34" style:family="paragraph" style:parent-style-name="Heading_20_3" style:list-style-name="List_20_1">
      <style:text-properties fo:font-size="12pt" fo:font-weight="normal" officeooo:rsid="000717d8" officeooo:paragraph-rsid="000717d8" style:font-size-asian="10.5pt" style:font-weight-asian="normal" style:font-size-complex="12pt" style:font-weight-complex="normal"/>
    </style:style>
    <style:style style:name="P35" style:family="paragraph" style:parent-style-name="Heading_20_3" style:list-style-name="List_20_1">
      <style:text-properties fo:font-size="14pt" fo:language="en" fo:country="US" fo:font-weight="normal" officeooo:rsid="000717d8" officeooo:paragraph-rsid="000717d8" fo:background-color="transparent" style:font-size-asian="14pt" style:font-weight-asian="normal" style:font-size-complex="14pt" style:font-weight-complex="normal"/>
    </style:style>
    <style:style style:name="P36" style:family="paragraph" style:parent-style-name="Preformatted_20_Text">
      <style:paragraph-properties fo:margin-top="0in" fo:margin-bottom="0.1965in" style:contextual-spacing="false"/>
    </style:style>
    <style:style style:name="P37" style:family="paragraph" style:parent-style-name="Preformatted_20_Text">
      <style:paragraph-properties fo:margin-top="0in" fo:margin-bottom="0.1965in" style:contextual-spacing="false"/>
      <style:text-properties officeooo:paragraph-rsid="0012d2f2"/>
    </style:style>
    <style:style style:name="P38" style:family="paragraph" style:parent-style-name="Preformatted_20_Text">
      <style:paragraph-properties fo:margin-top="0in" fo:margin-bottom="0.1965in" style:contextual-spacing="false"/>
      <style:text-properties officeooo:paragraph-rsid="00136dd4"/>
    </style:style>
    <style:style style:name="P39" style:family="paragraph" style:parent-style-name="Standard">
      <style:text-properties fo:font-weight="bold" officeooo:rsid="00066eed" officeooo:paragraph-rsid="00066eed" style:font-weight-asian="bold" style:font-weight-complex="bold"/>
    </style:style>
    <style:style style:name="P40" style:family="paragraph" style:parent-style-name="Standard">
      <style:text-properties fo:language="en" fo:country="US" fo:font-weight="bold" officeooo:rsid="00066eed" officeooo:paragraph-rsid="000d165c" fo:background-color="transparent" style:font-weight-asian="bold" style:font-weight-complex="bold"/>
    </style:style>
    <style:style style:name="P41" style:family="paragraph" style:parent-style-name="Standard" style:list-style-name="List_20_1">
      <style:text-properties officeooo:paragraph-rsid="000d165c"/>
    </style:style>
    <style:style style:name="P42" style:family="paragraph" style:parent-style-name="Standard" style:list-style-name="List_20_1">
      <style:text-properties fo:font-size="20pt" fo:font-weight="normal" officeooo:rsid="000717d8" officeooo:paragraph-rsid="000717d8" style:font-size-asian="20pt" style:font-weight-asian="normal" style:font-size-complex="20pt" style:font-weight-complex="normal"/>
    </style:style>
    <style:style style:name="P43" style:family="paragraph" style:parent-style-name="Standard" style:list-style-name="List_20_1">
      <style:text-properties fo:font-size="14pt" fo:language="en" fo:country="US" fo:font-weight="normal" officeooo:rsid="000717d8" officeooo:paragraph-rsid="000717d8" fo:background-color="transparent" style:font-size-asian="14pt" style:font-weight-asian="normal" style:font-size-complex="14pt" style:font-weight-complex="normal"/>
    </style:style>
    <style:style style:name="P44" style:family="paragraph" style:parent-style-name="Standard" style:list-style-name="List_20_1">
      <style:text-properties fo:font-size="14pt" fo:language="en" fo:country="US" fo:font-weight="bold" officeooo:rsid="000717d8" officeooo:paragraph-rsid="000d165c" fo:background-color="transparent" style:font-size-asian="14pt" style:font-weight-asian="bold" style:font-size-complex="14pt" style:font-weight-complex="bold"/>
    </style:style>
    <style:style style:name="P45" style:family="paragraph" style:parent-style-name="Standard">
      <style:paragraph-properties style:line-height-at-least="0.198in"/>
      <style:text-properties fo:font-size="14pt" fo:font-weight="bold" officeooo:rsid="0012d2f2" officeooo:paragraph-rsid="0012d2f2" style:font-size-asian="14pt" style:font-weight-asian="bold" style:font-size-complex="14pt" style:font-weight-complex="bold"/>
    </style:style>
    <style:style style:name="P46" style:family="paragraph" style:parent-style-name="Standard">
      <style:paragraph-properties style:line-height-at-least="0.198in"/>
      <style:text-properties officeooo:paragraph-rsid="0012cb25"/>
    </style:style>
    <style:style style:name="P47" style:family="paragraph" style:parent-style-name="Standard">
      <style:paragraph-properties style:line-height-at-least="0.198in"/>
      <style:text-properties officeooo:paragraph-rsid="0012d2f2"/>
    </style:style>
    <style:style style:name="P48" style:family="paragraph" style:parent-style-name="Standard">
      <style:paragraph-properties style:line-height-at-least="0.198in"/>
      <style:text-properties fo:color="#000000" loext:opacity="100%" style:font-name="Droid Sans Mono" fo:font-size="10.5pt" fo:font-weight="normal" fo:background-color="#ffffff"/>
    </style:style>
    <style:style style:name="P49" style:family="paragraph" style:parent-style-name="Standard">
      <style:paragraph-properties style:line-height-at-least="0.198in"/>
      <style:text-properties fo:color="#000000" loext:opacity="100%" style:font-name="Droid Sans Mono" fo:font-size="10.5pt" fo:font-weight="normal" officeooo:rsid="00128a2c" officeooo:paragraph-rsid="00129cc6" fo:background-color="#ffffff"/>
    </style:style>
    <style:style style:name="P50" style:family="paragraph" style:parent-style-name="Standard">
      <style:paragraph-properties style:line-height-at-least="0.198in"/>
      <style:text-properties fo:color="#000000" loext:opacity="100%" style:font-name="Droid Sans Mono" fo:font-size="10.5pt" fo:font-weight="normal" officeooo:rsid="00129cc6" officeooo:paragraph-rsid="00129cc6" fo:background-color="#ffffff"/>
    </style:style>
    <style:style style:name="P51" style:family="paragraph" style:parent-style-name="Standard">
      <style:paragraph-properties style:line-height-at-least="0.198in"/>
      <style:text-properties fo:color="#000000" loext:opacity="100%" style:font-name="Droid Sans Mono" fo:font-size="10.5pt" fo:font-weight="normal" officeooo:rsid="0012cb25" officeooo:paragraph-rsid="0012cb25" fo:background-color="#ffffff"/>
    </style:style>
    <style:style style:name="P52" style:family="paragraph" style:parent-style-name="Standard">
      <style:paragraph-properties style:line-height-at-least="0.198in"/>
      <style:text-properties fo:color="#000000" loext:opacity="100%" style:font-name="Droid Sans Mono" fo:font-size="10.5pt" fo:font-weight="normal" officeooo:rsid="00136dd4" officeooo:paragraph-rsid="001538b2" fo:background-color="#ffffff" style:font-size-asian="10.5pt" style:font-weight-asian="bold" style:font-size-complex="12pt" style:font-weight-complex="bold"/>
    </style:style>
    <style:style style:name="P53" style:family="paragraph" style:parent-style-name="Standard">
      <style:paragraph-properties style:line-height-at-least="0.198in"/>
      <style:text-properties fo:color="#000000" loext:opacity="100%" style:font-name="Droid Sans Mono" fo:font-size="10.5pt" fo:font-weight="normal" officeooo:rsid="001538b2" officeooo:paragraph-rsid="001538b2" fo:background-color="#ffffff"/>
    </style:style>
    <style:style style:name="P54" style:family="paragraph" style:parent-style-name="Standard">
      <style:paragraph-properties style:line-height-at-least="0.198in"/>
      <style:text-properties fo:color="#000000" loext:opacity="100%" style:font-name="Droid Sans Mono" fo:font-size="10.5pt" fo:font-weight="normal" officeooo:rsid="0015790e" officeooo:paragraph-rsid="0015790e" fo:background-color="#ffffff" style:font-size-asian="12pt" style:font-weight-asian="bold" style:font-size-complex="12pt" style:font-weight-complex="bold"/>
    </style:style>
    <style:style style:name="P55" style:family="paragraph" style:parent-style-name="Standard">
      <style:paragraph-properties style:line-height-at-least="0.198in"/>
      <style:text-properties fo:color="#000000" loext:opacity="100%" style:font-name="Droid Sans Mono" fo:font-size="10.5pt" fo:font-weight="normal" officeooo:rsid="0015790e" officeooo:paragraph-rsid="0015790e" fo:background-color="#ffffff"/>
    </style:style>
    <style:style style:name="P56" style:family="paragraph" style:parent-style-name="Standard">
      <style:paragraph-properties style:line-height-at-least="0.198in"/>
      <style:text-properties fo:color="#000000" loext:opacity="100%" style:font-name="Droid Sans Mono" fo:font-size="12pt" fo:font-weight="bold" officeooo:rsid="00136dd4" officeooo:paragraph-rsid="00136dd4" fo:background-color="#ffffff" style:font-size-asian="10.5pt" style:font-weight-asian="bold" style:font-size-complex="12pt" style:font-weight-complex="bold"/>
    </style:style>
    <style:style style:name="P57" style:family="paragraph" style:parent-style-name="Standard">
      <style:paragraph-properties style:line-height-at-least="0.198in"/>
      <style:text-properties fo:color="#000000" loext:opacity="100%" style:font-name="Droid Sans Mono" fo:font-size="12pt" fo:font-weight="bold" officeooo:rsid="00136dd4" officeooo:paragraph-rsid="001538b2" fo:background-color="#ffffff" style:font-size-asian="10.5pt" style:font-weight-asian="bold" style:font-size-complex="12pt" style:font-weight-complex="bold"/>
    </style:style>
    <style:style style:name="P58" style:family="paragraph" style:parent-style-name="Standard">
      <style:paragraph-properties style:line-height-at-least="0.198in"/>
      <style:text-properties fo:color="#000000" loext:opacity="100%" style:font-name="Droid Sans Mono" fo:font-size="12pt" fo:font-weight="bold" officeooo:rsid="001538b2" officeooo:paragraph-rsid="001538b2" fo:background-color="#ffffff" style:font-size-asian="12pt" style:font-weight-asian="bold" style:font-size-complex="12pt" style:font-weight-complex="bold"/>
    </style:style>
    <style:style style:name="P59" style:family="paragraph" style:parent-style-name="Standard">
      <style:paragraph-properties style:line-height-at-least="0.198in"/>
      <style:text-properties fo:color="#000000" loext:opacity="100%" style:font-name="Droid Sans Mono" fo:font-size="12pt" fo:font-weight="bold" officeooo:rsid="00136dd4" officeooo:paragraph-rsid="001538b2" fo:background-color="#ffffff" style:font-size-asian="12pt" style:font-weight-asian="bold" style:font-size-complex="12pt" style:font-weight-complex="bold"/>
    </style:style>
    <style:style style:name="P60" style:family="paragraph" style:parent-style-name="Standard">
      <style:paragraph-properties style:line-height-at-least="0.198in"/>
      <style:text-properties fo:color="#000000" loext:opacity="100%" style:font-name="Droid Sans Mono" fo:font-size="12pt" fo:font-weight="bold" officeooo:rsid="0015790e" officeooo:paragraph-rsid="0015790e" fo:background-color="#ffffff" style:font-size-asian="12pt" style:font-weight-asian="bold" style:font-size-complex="12pt" style:font-weight-complex="bold"/>
    </style:style>
    <style:style style:name="P61" style:family="paragraph" style:parent-style-name="Standard">
      <style:paragraph-properties style:line-height-at-least="0.198in"/>
      <style:text-properties fo:color="#000000" loext:opacity="100%" style:font-name="Droid Sans Mono" fo:font-size="13pt" fo:font-weight="bold" officeooo:rsid="0015790e" officeooo:paragraph-rsid="0015790e" fo:background-color="#ffffff" style:font-size-asian="13pt" style:font-weight-asian="bold" style:font-size-complex="13pt" style:font-weight-complex="bold"/>
    </style:style>
    <style:style style:name="P62" style:family="paragraph" style:parent-style-name="Standard">
      <style:paragraph-properties style:line-height-at-least="0.198in"/>
      <style:text-properties fo:color="#000000" loext:opacity="100%" style:font-name="Droid Sans Mono" fo:font-size="13pt" fo:font-weight="bold" officeooo:rsid="0012cb25" officeooo:paragraph-rsid="0012cb25" fo:background-color="#ffffff" style:font-size-asian="13pt" style:font-weight-asian="bold" style:font-size-complex="13pt" style:font-weight-complex="bold"/>
    </style:style>
    <style:style style:name="P63" style:family="paragraph" style:parent-style-name="Standard">
      <style:paragraph-properties style:line-height-at-least="0.198in"/>
      <style:text-properties fo:color="#000000" loext:opacity="100%" style:font-name="Droid Sans Mono" fo:font-size="14pt" fo:font-weight="bold" officeooo:rsid="0015790e" officeooo:paragraph-rsid="0015790e" fo:background-color="#ffffff" style:font-size-asian="14pt" style:font-weight-asian="bold" style:font-size-complex="14pt" style:font-weight-complex="bold"/>
    </style:style>
    <style:style style:name="P64" style:family="paragraph" style:parent-style-name="Standard">
      <style:paragraph-properties style:line-height-at-least="0.198in"/>
      <style:text-properties fo:color="#000000" loext:opacity="100%" fo:background-color="#ffffff"/>
    </style:style>
    <style:style style:name="P65" style:family="paragraph" style:parent-style-name="Text_20_body">
      <style:text-properties fo:font-size="14pt" fo:font-weight="bold" officeooo:rsid="00075a1a" officeooo:paragraph-rsid="000d165c" style:font-size-asian="14pt" style:font-weight-asian="bold" style:font-size-complex="14pt" style:font-weight-complex="bold"/>
    </style:style>
    <style:style style:name="P66" style:family="paragraph" style:parent-style-name="Text_20_body">
      <style:text-properties fo:font-size="14pt" officeooo:rsid="000f6663" officeooo:paragraph-rsid="00109345" style:font-size-asian="14pt" style:font-size-complex="14pt"/>
    </style:style>
    <style:style style:name="P67" style:family="paragraph" style:parent-style-name="Text_20_body">
      <style:text-properties fo:font-size="12pt" fo:font-weight="bold" officeooo:rsid="0009691c" officeooo:paragraph-rsid="000e3152" style:font-size-asian="12pt" style:font-weight-asian="bold" style:font-size-complex="12pt" style:font-weight-complex="bold"/>
    </style:style>
    <style:style style:name="P68" style:family="paragraph" style:parent-style-name="Text_20_body">
      <style:text-properties fo:font-size="12pt" fo:font-weight="bold" officeooo:rsid="000bc85c" officeooo:paragraph-rsid="000e3152" style:font-size-asian="12pt" style:font-weight-asian="bold" style:font-size-complex="12pt" style:font-weight-complex="bold"/>
    </style:style>
    <style:style style:name="P69" style:family="paragraph" style:parent-style-name="Text_20_body">
      <style:text-properties fo:font-size="12pt" fo:font-weight="normal" officeooo:rsid="000fd7a2" officeooo:paragraph-rsid="000fd7a2" style:font-size-asian="12pt" style:font-weight-asian="normal" style:font-size-complex="12pt" style:font-weight-complex="normal"/>
    </style:style>
    <style:style style:name="P70" style:family="paragraph" style:parent-style-name="Text_20_body">
      <style:text-properties fo:language="en" fo:country="US" fo:font-weight="bold" officeooo:rsid="0009691c" officeooo:paragraph-rsid="000e3152" style:font-weight-asian="bold" style:font-weight-complex="bold"/>
    </style:style>
    <style:style style:name="P71" style:family="paragraph" style:parent-style-name="Text_20_body">
      <style:text-properties fo:language="en" fo:country="US" fo:font-weight="bold" officeooo:rsid="000bc85c" officeooo:paragraph-rsid="000e3152" style:font-weight-asian="bold" style:font-weight-complex="bold"/>
    </style:style>
    <style:style style:name="P72" style:family="paragraph" style:parent-style-name="Text_20_body" style:list-style-name="List_20_1">
      <style:text-properties officeooo:paragraph-rsid="000f4710"/>
    </style:style>
    <style:style style:name="P73" style:family="paragraph" style:parent-style-name="Text_20_body" style:list-style-name="List_20_1">
      <style:text-properties officeooo:paragraph-rsid="000f6663"/>
    </style:style>
    <style:style style:name="P74" style:family="paragraph" style:parent-style-name="Text_20_body">
      <style:text-properties fo:font-weight="bold" officeooo:rsid="00129cc6" officeooo:paragraph-rsid="00129cc6" style:font-weight-asian="bold" style:font-weight-complex="bold"/>
    </style:style>
    <style:style style:name="P75" style:family="paragraph" style:parent-style-name="Text_20_body">
      <style:text-properties fo:font-weight="bold" officeooo:paragraph-rsid="00128a2c"/>
    </style:style>
    <style:style style:name="P76" style:family="paragraph" style:parent-style-name="Text_20_body">
      <style:text-properties fo:font-weight="bold" officeooo:paragraph-rsid="0012cb25"/>
    </style:style>
    <style:style style:name="P77" style:family="paragraph" style:parent-style-name="Text_20_body">
      <style:text-properties officeooo:rsid="000f6663" officeooo:paragraph-rsid="00109345"/>
    </style:style>
    <style:style style:name="P78" style:family="paragraph" style:parent-style-name="Text_20_body">
      <style:text-properties officeooo:paragraph-rsid="00129cc6"/>
    </style:style>
    <style:style style:name="P79" style:family="paragraph" style:parent-style-name="Text_20_body">
      <style:text-properties fo:color="#000000" loext:opacity="100%" fo:font-weight="bold" officeooo:rsid="00129cc6" officeooo:paragraph-rsid="00129cc6" fo:background-color="#ffffff" style:font-weight-asian="bold" style:font-weight-complex="bold"/>
    </style:style>
    <style:style style:name="P80" style:family="paragraph" style:parent-style-name="Text_20_body">
      <style:text-properties fo:font-size="13pt" fo:font-weight="bold" officeooo:rsid="00129cc6" officeooo:paragraph-rsid="00129cc6" style:font-size-asian="13pt" style:font-weight-asian="bold" style:font-size-complex="13pt" style:font-weight-complex="bold"/>
    </style:style>
    <style:style style:name="P81" style:family="paragraph" style:parent-style-name="Text_20_body">
      <style:text-properties fo:font-size="13pt" fo:font-weight="bold" officeooo:rsid="000fd7a2" officeooo:paragraph-rsid="000fd7a2" style:font-size-asian="13pt" style:font-weight-asian="bold" style:font-size-complex="13pt" style:font-weight-complex="bold"/>
    </style:style>
    <style:style style:name="P82" style:family="paragraph" style:parent-style-name="Text_20_body">
      <style:text-properties fo:font-size="13pt" fo:font-weight="bold" officeooo:rsid="000d165c" officeooo:paragraph-rsid="000e3152" style:font-size-asian="13pt" style:font-weight-asian="bold" style:font-size-complex="13pt" style:font-weight-complex="bold"/>
    </style:style>
    <style:style style:name="P83" style:family="paragraph" style:parent-style-name="Text_20_body">
      <style:text-properties fo:font-size="13pt" fo:font-weight="bold" officeooo:rsid="000c81f7" officeooo:paragraph-rsid="000e3152" style:font-size-asian="13pt" style:font-weight-asian="bold" style:font-size-complex="13pt" style:font-weight-complex="bold"/>
    </style:style>
    <style:style style:name="P84" style:family="paragraph" style:parent-style-name="Text_20_body" style:list-style-name="List_20_1">
      <style:paragraph-properties fo:margin-top="0in" fo:margin-bottom="0.1965in" style:contextual-spacing="false"/>
      <style:text-properties officeooo:paragraph-rsid="000f4710"/>
    </style:style>
    <style:style style:name="T1" style:family="text">
      <style:text-properties officeooo:rsid="00066eed"/>
    </style:style>
    <style:style style:name="T2" style:family="text">
      <style:text-properties fo:font-weight="bold" style:font-weight-asian="bold" style:font-weight-complex="bold"/>
    </style:style>
    <style:style style:name="T3" style:family="text">
      <style:text-properties fo:font-weight="bold" officeooo:rsid="00066eed" style:font-weight-asian="bold" style:font-weight-complex="bold"/>
    </style:style>
    <style:style style:name="T4" style:family="text">
      <style:text-properties fo:font-weight="bold" officeooo:rsid="000948c9" style:font-weight-asian="bold" style:font-weight-complex="bold"/>
    </style:style>
    <style:style style:name="T5" style:family="text">
      <style:text-properties fo:font-weight="bold" officeooo:rsid="000beae3" style:font-weight-asian="bold" style:font-weight-complex="bold"/>
    </style:style>
    <style:style style:name="T6" style:family="text">
      <style:text-properties fo:font-weight="bold" officeooo:rsid="000d165c" style:font-weight-asian="bold" style:font-weight-complex="bold"/>
    </style:style>
    <style:style style:name="T7" style:family="text">
      <style:text-properties fo:font-weight="bold" officeooo:rsid="000fd7a2" style:font-weight-asian="bold" style:font-weight-complex="bold"/>
    </style:style>
    <style:style style:name="T8" style:family="text">
      <style:text-properties fo:font-weight="bold" officeooo:rsid="00129cc6" style:font-weight-asian="bold" style:font-weight-complex="bold"/>
    </style:style>
    <style:style style:name="T9" style:family="text">
      <style:text-properties fo:font-weight="bold" officeooo:rsid="0012d2f2" style:font-weight-asian="bold" style:font-weight-complex="bold"/>
    </style:style>
    <style:style style:name="T10" style:family="text">
      <style:text-properties fo:font-weight="bold" officeooo:rsid="000e3152" style:font-weight-asian="bold" style:font-weight-complex="bold"/>
    </style:style>
    <style:style style:name="T11" style:family="text">
      <style:text-properties fo:font-weight="bold" officeooo:rsid="00066eed" fo:background-color="transparent" loext:char-shading-value="0" style:font-weight-asian="bold" style:font-weight-complex="bold"/>
    </style:style>
    <style:style style:name="T12" style:family="text">
      <style:text-properties fo:language="en" fo:country="US"/>
    </style:style>
    <style:style style:name="T13" style:family="text">
      <style:text-properties fo:language="en" fo:country="US" fo:font-weight="bold"/>
    </style:style>
    <style:style style:name="T14" style:family="text">
      <style:text-properties fo:language="en" fo:country="US" fo:font-weight="bold" officeooo:rsid="0009691c" style:font-weight-asian="bold" style:font-weight-complex="bold"/>
    </style:style>
    <style:style style:name="T15" style:family="text">
      <style:text-properties fo:language="en" fo:country="US" fo:font-weight="bold" officeooo:rsid="0012d2f2" style:font-weight-asian="bold" style:font-weight-complex="bold"/>
    </style:style>
    <style:style style:name="T16" style:family="text">
      <style:text-properties fo:language="en" fo:country="US" fo:font-weight="bold" officeooo:rsid="00066eed" fo:background-color="transparent" loext:char-shading-value="0" style:font-weight-asian="bold" style:font-weight-complex="bold"/>
    </style:style>
    <style:style style:name="T17" style:family="text">
      <style:text-properties fo:language="en" fo:country="US" fo:font-weight="bold" officeooo:rsid="000717d8" fo:background-color="transparent" loext:char-shading-value="0" style:font-weight-asian="bold" style:font-weight-complex="bold"/>
    </style:style>
    <style:style style:name="T18" style:family="text">
      <style:text-properties fo:language="en" fo:country="US" fo:font-weight="bold"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0bc85c"/>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font-weight="normal" officeooo:rsid="00066eed" fo:background-color="transparent" loext:char-shading-value="0" style:font-weight-asian="normal" style:font-weight-complex="normal"/>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0bc85c" style:font-weight-asian="normal" style:font-weight-complex="normal"/>
    </style:style>
    <style:style style:name="T25" style:family="text">
      <style:text-properties fo:language="en" fo:country="US" fo:font-weight="normal" officeooo:rsid="000e3152" style:font-weight-asian="normal" style:font-weight-complex="normal"/>
    </style:style>
    <style:style style:name="T26" style:family="text">
      <style:text-properties fo:language="en" fo:country="US" fo:font-weight="normal" officeooo:rsid="000beae3" style:font-weight-asian="normal" style:font-weight-complex="normal"/>
    </style:style>
    <style:style style:name="T27" style:family="text">
      <style:text-properties fo:language="en" fo:country="US" officeooo:rsid="0012d2f2"/>
    </style:style>
    <style:style style:name="T28" style:family="text">
      <style:text-properties fo:language="en" fo:country="US" officeooo:rsid="0012d2f2" fo:background-color="#000000" loext:char-shading-value="0"/>
    </style:style>
    <style:style style:name="T29" style:family="text">
      <style:text-properties fo:language="en" fo:country="US" officeooo:rsid="0012d2f2" fo:background-color="#000000" loext:char-shading-value="0"/>
    </style:style>
    <style:style style:name="T30" style:family="text">
      <style:text-properties fo:font-size="14pt" style:font-size-asian="14pt" style:font-size-complex="14pt"/>
    </style:style>
    <style:style style:name="T31" style:family="text">
      <style:text-properties fo:font-size="14pt" officeooo:rsid="00075a1a" style:font-size-asian="14pt" style:font-size-complex="14pt"/>
    </style:style>
    <style:style style:name="T32" style:family="text">
      <style:text-properties fo:font-size="14pt" officeooo:rsid="000c81f7" style:font-size-asian="14pt" style:font-size-complex="14pt"/>
    </style:style>
    <style:style style:name="T33" style:family="text">
      <style:text-properties fo:font-size="14pt" fo:language="en" fo:country="US" fo:font-weight="bold" officeooo:rsid="000717d8" fo:background-color="transparent" loext:char-shading-value="0" style:font-size-asian="14pt" style:font-weight-asian="bold" style:font-size-complex="14pt" style:font-weight-complex="bold"/>
    </style:style>
    <style:style style:name="T34" style:family="text">
      <style:text-properties fo:font-size="14pt" fo:language="en" fo:country="US" fo:font-weight="bold" officeooo:rsid="00075a1a" fo:background-color="transparent" loext:char-shading-value="0" style:font-size-asian="14pt" style:font-weight-asian="bold" style:font-size-complex="14pt" style:font-weight-complex="bold"/>
    </style:style>
    <style:style style:name="T35" style:family="text">
      <style:text-properties fo:font-size="14pt" fo:language="en" fo:country="US" fo:font-weight="bold" officeooo:rsid="0012d2f2" style:font-size-asian="14pt" style:font-weight-asian="bold" style:font-size-complex="14pt" style:font-weight-complex="bold"/>
    </style:style>
    <style:style style:name="T36" style:family="text">
      <style:text-properties fo:font-size="14pt" fo:language="en" fo:country="US" fo:background-color="transparent" loext:char-shading-value="0" style:font-size-asian="14pt" style:font-size-complex="14pt"/>
    </style:style>
    <style:style style:name="T37" style:family="text">
      <style:text-properties fo:font-size="14pt" fo:language="en" fo:country="US" officeooo:rsid="00075a1a" fo:background-color="transparent" loext:char-shading-value="0" style:font-size-asian="14pt" style:font-size-complex="14pt"/>
    </style:style>
    <style:style style:name="T38" style:family="text">
      <style:text-properties fo:font-size="14pt" fo:language="en" fo:country="US" fo:font-weight="normal" officeooo:rsid="00075a1a" fo:background-color="transparent" loext:char-shading-value="0" style:font-size-asian="14pt" style:font-weight-asian="normal" style:font-size-complex="14pt"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0075a1a" style:font-size-asian="14pt" style:font-weight-asian="bold" style:font-size-complex="14pt" style:font-weight-complex="bold"/>
    </style:style>
    <style:style style:name="T41" style:family="text">
      <style:text-properties fo:font-size="14pt" fo:font-weight="bold" officeooo:rsid="000948c9" style:font-size-asian="14pt" style:font-weight-asian="bold" style:font-size-complex="14pt" style:font-weight-complex="bold"/>
    </style:style>
    <style:style style:name="T42" style:family="text">
      <style:text-properties fo:font-size="14pt" fo:font-weight="bold" officeooo:rsid="000c81f7" style:font-size-asian="14pt" style:font-weight-asian="bold" style:font-size-complex="14pt" style:font-weight-complex="bold"/>
    </style:style>
    <style:style style:name="T43" style:family="text">
      <style:text-properties fo:font-size="14pt" fo:font-weight="bold" officeooo:rsid="000beae3" style:font-size-asian="14pt" style:font-weight-asian="bold" style:font-size-complex="14pt" style:font-weight-complex="bold"/>
    </style:style>
    <style:style style:name="T44" style:family="text">
      <style:text-properties fo:font-size="14pt" fo:font-weight="bold" officeooo:rsid="0012d2f2" style:font-size-asian="14pt" style:font-weight-asian="bold" style:font-size-complex="14pt" style:font-weight-complex="bold"/>
    </style:style>
    <style:style style:name="T45" style:family="text">
      <style:text-properties officeooo:rsid="00075a1a"/>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09691c" style:font-size-asian="12pt" style:font-weight-asian="bold" style:font-size-complex="12pt" style:font-weight-complex="bold"/>
    </style:style>
    <style:style style:name="T48" style:family="text">
      <style:text-properties fo:font-size="12pt" fo:font-weight="bold" officeooo:rsid="000bc85c" style:font-size-asian="12pt" style:font-weight-asian="bold" style:font-size-complex="12pt" style:font-weight-complex="bold"/>
    </style:style>
    <style:style style:name="T49" style:family="text">
      <style:text-properties fo:font-size="12pt" fo:font-weight="bold" officeooo:rsid="000e3152" style:font-size-asian="12pt" style:font-weight-asian="bold" style:font-size-complex="12pt" style:font-weight-complex="bold"/>
    </style:style>
    <style:style style:name="T50" style:family="text">
      <style:text-properties fo:font-size="12pt" fo:font-weight="bold" officeooo:rsid="0012d2f2" style:font-size-asian="10.5pt" style:font-weight-asian="bold" style:font-size-complex="12pt" style:font-weight-complex="bold"/>
    </style:style>
    <style:style style:name="T51" style:family="text">
      <style:text-properties fo:font-size="12pt" fo:font-weight="bold" officeooo:rsid="00136dd4" style:font-size-asian="10.5pt" style:font-weight-asian="bold" style:font-size-complex="12pt" style:font-weight-complex="bold"/>
    </style:style>
    <style:style style:name="T52" style:family="text">
      <style:text-properties fo:font-size="12pt" fo:font-weight="normal" officeooo:rsid="000948c9" style:font-size-asian="12pt" style:font-weight-asian="normal" style:font-size-complex="12pt" style:font-weight-complex="normal"/>
    </style:style>
    <style:style style:name="T53" style:family="text">
      <style:text-properties fo:font-size="12pt" fo:font-weight="normal" officeooo:rsid="0009691c" style:font-size-asian="12pt" style:font-weight-asian="normal" style:font-size-complex="12pt" style:font-weight-complex="normal"/>
    </style:style>
    <style:style style:name="T54" style:family="text">
      <style:text-properties fo:font-size="12pt" fo:font-weight="normal" officeooo:rsid="000e3152" style:font-size-asian="12pt" style:font-weight-asian="normal" style:font-size-complex="12pt" style:font-weight-complex="normal"/>
    </style:style>
    <style:style style:name="T55" style:family="text">
      <style:text-properties fo:font-size="12pt" fo:font-weight="normal" officeooo:rsid="000f4710" style:font-size-asian="12pt" style:font-weight-asian="normal" style:font-size-complex="12pt" style:font-weight-complex="normal"/>
    </style:style>
    <style:style style:name="T56" style:family="text">
      <style:text-properties fo:font-size="12pt" fo:font-weight="normal" officeooo:rsid="000fd7a2" style:font-size-asian="12pt" style:font-weight-asian="normal" style:font-size-complex="12pt" style:font-weight-complex="normal"/>
    </style:style>
    <style:style style:name="T57" style:family="text">
      <style:text-properties fo:font-size="12pt" fo:font-weight="normal" officeooo:rsid="001657f9" style:font-size-asian="10.5pt" style:font-weight-asian="normal" style:font-size-complex="12pt" style:font-weight-complex="normal"/>
    </style:style>
    <style:style style:name="T58" style:family="text">
      <style:text-properties fo:font-size="12pt" style:font-size-asian="12pt" style:font-size-complex="12pt"/>
    </style:style>
    <style:style style:name="T59" style:family="text">
      <style:text-properties fo:color="#ffff00" loext:opacity="100%" fo:background-color="#ff0000" loext:char-shading-value="0"/>
    </style:style>
    <style:style style:name="T60" style:family="text">
      <style:text-properties fo:color="#ffff00" loext:opacity="100%" fo:font-size="13pt" officeooo:rsid="0012d2f2" fo:background-color="#000000" loext:char-shading-value="0" style:font-size-asian="13pt" style:font-size-complex="13pt"/>
    </style:style>
    <style:style style:name="T61" style:family="text">
      <style:text-properties fo:font-size="13pt" fo:language="en" fo:country="US" fo:font-weight="bold" officeooo:rsid="000717d8" fo:background-color="transparent" loext:char-shading-value="0" style:font-size-asian="13pt" style:font-weight-asian="bold" style:font-size-complex="13pt" style:font-weight-complex="bold"/>
    </style:style>
    <style:style style:name="T62" style:family="text">
      <style:text-properties fo:font-size="13pt" fo:language="en" fo:country="US" fo:font-weight="bold" officeooo:rsid="0012d2f2" style:font-size-asian="13pt" style:font-weight-asian="bold" style:font-size-complex="13pt" style:font-weight-complex="bold"/>
    </style:style>
    <style:style style:name="T63" style:family="text">
      <style:text-properties fo:font-size="13pt" fo:language="en" fo:country="US" fo:font-weight="normal" officeooo:rsid="000717d8" fo:background-color="transparent" loext:char-shading-value="0" style:font-size-asian="13pt" style:font-weight-asian="normal" style:font-size-complex="13pt" style:font-weight-complex="normal"/>
    </style:style>
    <style:style style:name="T64" style:family="text">
      <style:text-properties fo:font-size="13pt" fo:language="en" fo:country="US" fo:background-color="transparent" loext:char-shading-value="0" style:font-size-asian="13pt" style:font-size-complex="13pt"/>
    </style:style>
    <style:style style:name="T65" style:family="text">
      <style:text-properties fo:font-size="13pt" fo:language="en" fo:country="US" officeooo:rsid="0012d2f2" fo:background-color="#000000" loext:char-shading-value="0" style:font-size-asian="13pt" style:font-size-complex="13pt"/>
    </style:style>
    <style:style style:name="T66" style:family="text">
      <style:text-properties fo:font-size="13pt" officeooo:rsid="0012d2f2" style:font-size-asian="13pt" style:font-size-complex="13pt"/>
    </style:style>
    <style:style style:name="T67" style:family="text">
      <style:text-properties fo:font-size="13pt" officeooo:rsid="000fd7a2" style:font-size-asian="13pt" style:font-weight-asian="bold" style:font-size-complex="13pt" style:font-weight-complex="bold"/>
    </style:style>
    <style:style style:name="T68" style:family="text">
      <style:text-properties fo:font-size="13pt" fo:font-weight="bold" style:font-size-asian="13pt" style:font-weight-asian="bold" style:font-size-complex="13pt" style:font-weight-complex="bold"/>
    </style:style>
    <style:style style:name="T69" style:family="text">
      <style:text-properties fo:font-size="13pt" fo:font-weight="bold" officeooo:rsid="0012d2f2" style:font-size-asian="13pt" style:font-weight-asian="bold" style:font-size-complex="13pt" style:font-weight-complex="bold"/>
    </style:style>
    <style:style style:name="T70" style:family="text">
      <style:text-properties fo:font-size="13pt" fo:font-weight="bold" officeooo:rsid="000e3152" style:font-size-asian="13pt" style:font-weight-asian="bold" style:font-size-complex="13pt" style:font-weight-complex="bold"/>
    </style:style>
    <style:style style:name="T71" style:family="text">
      <style:text-properties fo:font-size="13pt" fo:font-weight="bold" officeooo:rsid="000d165c" style:font-size-asian="13pt" style:font-weight-asian="bold" style:font-size-complex="13pt" style:font-weight-complex="bold"/>
    </style:style>
    <style:style style:name="T72" style:family="text">
      <style:text-properties fo:font-size="13pt" officeooo:rsid="0012d2f2" fo:background-color="#000000" loext:char-shading-value="0" style:font-size-asian="13pt" style:font-size-complex="13pt"/>
    </style:style>
    <style:style style:name="T73" style:family="text">
      <style:text-properties fo:font-size="13pt" officeooo:rsid="0012d2f2" fo:background-color="#000000" loext:char-shading-value="0" style:font-size-asian="13pt" style:font-size-complex="13pt"/>
    </style:style>
    <style:style style:name="T74" style:family="text">
      <style:text-properties fo:font-weight="normal" style:font-weight-asian="normal" style:font-weight-complex="normal"/>
    </style:style>
    <style:style style:name="T75" style:family="text">
      <style:text-properties fo:font-weight="normal" officeooo:rsid="000948c9" style:font-weight-asian="normal" style:font-weight-complex="normal"/>
    </style:style>
    <style:style style:name="T76" style:family="text">
      <style:text-properties fo:font-weight="normal" officeooo:rsid="000e3152" style:font-weight-asian="normal" style:font-weight-complex="normal"/>
    </style:style>
    <style:style style:name="T77" style:family="text">
      <style:text-properties fo:font-weight="normal" officeooo:rsid="001538b2" style:font-weight-asian="normal" style:font-weight-complex="normal"/>
    </style:style>
    <style:style style:name="T78" style:family="text">
      <style:text-properties officeooo:rsid="000bc85c"/>
    </style:style>
    <style:style style:name="T79" style:family="text">
      <style:text-properties officeooo:rsid="000beae3"/>
    </style:style>
    <style:style style:name="T80" style:family="text">
      <style:text-properties fo:color="#000000" loext:opacity="100%" fo:font-size="14pt" officeooo:rsid="000c81f7" style:font-size-asian="14pt" style:font-size-complex="14pt"/>
    </style:style>
    <style:style style:name="T81" style:family="text">
      <style:text-properties fo:color="#000000" loext:opacity="100%" fo:background-color="#ffffff" loext:char-shading-value="0"/>
    </style:style>
    <style:style style:name="T82" style:family="text">
      <style:text-properties fo:color="#000000" loext:opacity="100%" style:font-name="Droid Sans Mono" fo:font-size="10.5pt" fo:font-weight="normal" officeooo:rsid="00109345" fo:background-color="#ffffff" loext:char-shading-value="0" style:font-weight-asian="normal" style:font-weight-complex="normal"/>
    </style:style>
    <style:style style:name="T83" style:family="text">
      <style:text-properties fo:color="#000000" loext:opacity="100%" style:font-name="Droid Sans Mono" fo:font-size="10.5pt" fo:font-weight="normal" fo:background-color="#ffffff" loext:char-shading-value="0" style:font-weight-asian="normal" style:font-weight-complex="normal"/>
    </style:style>
    <style:style style:name="T84" style:family="text">
      <style:text-properties fo:color="#000000" loext:opacity="100%" style:font-name="Droid Sans Mono" fo:font-size="10.5pt" fo:font-weight="normal" officeooo:rsid="0012cb25" fo:background-color="#ffffff" loext:char-shading-value="0" style:font-weight-asian="normal" style:font-weight-complex="normal"/>
    </style:style>
    <style:style style:name="T85" style:family="text">
      <style:text-properties fo:color="#000000" loext:opacity="100%" style:font-name="Droid Sans Mono" fo:font-size="10.5pt" fo:font-weight="normal" fo:background-color="#ffffff" loext:char-shading-value="0"/>
    </style:style>
    <style:style style:name="T86" style:family="text">
      <style:text-properties fo:color="#000000" loext:opacity="100%" style:font-name="Droid Sans Mono" fo:font-size="10.5pt" fo:font-weight="normal" officeooo:rsid="0012cb25" fo:background-color="#ffffff" loext:char-shading-value="0"/>
    </style:style>
    <style:style style:name="T87" style:family="text">
      <style:text-properties fo:color="#000000" loext:opacity="100%" style:font-name="Droid Sans Mono" fo:font-size="10.5pt" fo:font-weight="normal" officeooo:rsid="00136dd4" fo:background-color="#ffffff" loext:char-shading-value="0" style:font-size-asian="10.5pt" style:font-weight-asian="normal" style:font-size-complex="12pt" style:font-weight-complex="normal"/>
    </style:style>
    <style:style style:name="T88" style:family="text">
      <style:text-properties fo:color="#000000" loext:opacity="100%" style:font-name="Droid Sans Mono" fo:font-size="10.5pt" fo:font-weight="bold" officeooo:rsid="0012cb25" fo:background-color="#ffffff" loext:char-shading-value="0" style:font-weight-asian="bold" style:font-weight-complex="bold"/>
    </style:style>
    <style:style style:name="T89" style:family="text">
      <style:text-properties fo:color="#000000" loext:opacity="100%" style:font-name="Droid Sans Mono" fo:font-size="13pt" fo:font-weight="bold" officeooo:rsid="0012cb25" fo:background-color="#ffffff" loext:char-shading-value="0" style:font-size-asian="13pt" style:font-weight-asian="bold" style:font-size-complex="13pt" style:font-weight-complex="bold"/>
    </style:style>
    <style:style style:name="T90" style:family="text">
      <style:text-properties officeooo:rsid="000f6663"/>
    </style:style>
    <style:style style:name="T91" style:family="text">
      <style:text-properties officeooo:rsid="001538b2" style:font-weight-asian="normal" style:font-weight-complex="normal"/>
    </style:style>
    <style:style style:name="T92" style:family="text">
      <style:text-properties officeooo:rsid="000fd7a2" style:font-weight-asian="bold" style:font-weight-complex="bold"/>
    </style:style>
    <style:style style:name="T93" style:family="text">
      <style:text-properties officeooo:rsid="00129cc6" style:font-weight-asian="bold" style:font-weight-complex="bold"/>
    </style:style>
    <style:style style:name="T94" style:family="text">
      <style:text-properties fo:color="#ffffff" loext:opacity="100%" fo:font-size="12pt" fo:font-weight="normal" officeooo:rsid="00136dd4" style:font-size-asian="10.5pt" style:font-weight-asian="normal" style:font-size-complex="12pt" style:font-weight-complex="normal"/>
    </style:style>
    <style:style style:name="T95" style:family="text">
      <style:text-properties officeooo:rsid="00129cc6"/>
    </style:style>
    <style:style style:name="T96" style:family="text">
      <style:text-properties officeooo:rsid="0012d2f2"/>
    </style:style>
    <style:style style:name="T97" style:family="text">
      <style:text-properties officeooo:rsid="001538b2"/>
    </style:style>
    <style:style style:name="T98" style:family="text">
      <style:text-properties officeooo:rsid="0015790e"/>
    </style:style>
    <style:style style:name="T99" style:family="text">
      <style:text-properties fo:color="#81d41a" loext:opacity="100%" fo:font-size="13pt" fo:font-weight="bold" officeooo:rsid="0012d2f2" style:font-size-asian="13pt" style:font-weight-asian="bold" style:font-size-complex="13pt" style:font-weight-complex="bold"/>
    </style:style>
    <style:style style:name="T100" style:family="text">
      <style:text-properties fo:color="#81d41a" loext:opacity="100%" fo:font-size="13pt" fo:font-weight="bold" officeooo:rsid="0012d2f2" fo:background-color="#000000" loext:char-shading-value="0" style:font-size-asian="13pt" style:font-weight-asian="bold" style:font-size-complex="13pt" style:font-weight-complex="bold"/>
    </style:style>
    <style:style style:name="T101" style:family="text">
      <style:text-properties fo:color="#81d41a" loext:opacity="100%" fo:font-size="13pt" fo:font-weight="bold" officeooo:rsid="0012d2f2" fo:background-color="#000000" loext:char-shading-value="0" style:font-size-asian="13pt" style:font-weight-asian="bold" style:font-size-complex="13pt" style:font-weight-complex="bold"/>
    </style:style>
    <style:style style:name="T102" style:family="text">
      <style:text-properties fo:color="#800080" loext:opacity="100%" fo:font-size="13pt" officeooo:rsid="0012d2f2" fo:background-color="#000000" loext:char-shading-value="0" style:font-size-asian="13pt" style:font-size-complex="13pt"/>
    </style:style>
    <style:style style:name="T103" style:family="text">
      <style:text-properties fo:color="#ff4000" loext:opacity="100%" fo:font-size="13pt" fo:language="en" fo:country="US" officeooo:rsid="0012d2f2" fo:background-color="#000000" loext:char-shading-value="0" style:font-size-asian="13pt" style:font-size-complex="13pt"/>
    </style:style>
    <style:style style:name="T104" style:family="text">
      <style:text-properties fo:color="#ff4000" loext:opacity="100%" fo:font-size="14pt" fo:language="en" fo:country="US" officeooo:rsid="0012d2f2" fo:background-color="#000000" loext:char-shading-value="0" style:font-size-asian="14pt" style:font-size-complex="14pt"/>
    </style:style>
    <style:style style:name="T105" style:family="text">
      <style:text-properties fo:color="#ff4000" loext:opacity="100%" fo:font-size="14pt" fo:language="en" fo:country="US" fo:font-weight="bold" officeooo:rsid="0012d2f2" fo:background-color="#000000" loext:char-shading-value="0" style:font-size-asian="14pt" style:font-weight-asian="bold" style:font-size-complex="14pt" style:font-weight-complex="bold"/>
    </style:style>
    <style:style style:name="T106" style:family="text">
      <style:text-properties officeooo:rsid="000948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11"/><text:span text:style-name="T59">Assignment Part -1</text:span> <text:s/></text:p>
      <text:p text:style-name="P2"/>
      <text:p text:style-name="P39">Q1. Why do we call Python as a general purpose and high-level programming language?</text:p>
      <text:p text:style-name="P10"><text:span text:style-name="T3">Sol</text:span><text:span text:style-name="T1">:</text:span><text:span text:style-name="T11">-</text:span><text:span text:style-name="T21">Python is an object-oriented, high-level programming language. Object-oriented means this language is based around objects (such as data) rather than functions, and high-level means it's easy for humans to understand.</text:span><text:span text:style-name="T22">It</text:span><text:span text:style-name="T21"> is a general-purpose language, which means it's designed to be used in a range of applications, including data science, software and web development, automation, and generally getting stuff done.</text:span></text:p>
      <text:p text:style-name="P7"/>
      <text:p text:style-name="P40">Q2.Why is Python called a dynamically typed language?</text:p>
      <text:p text:style-name="P8"><text:span text:style-name="T16">Sol:-</text:span><text:span text:style-name="T21">Python don't have any problem even if we don't declare the type of variable. It states the kind of variable in the runtime of the program. Python also take cares of the memory management which is crucial in programming. So, Python is a dynamically typed language.</text:span></text:p>
      <text:p text:style-name="P6"/>
      <text:p text:style-name="P8"><text:span text:style-name="T16">Q</text:span><text:span text:style-name="T17">3.List some pros and cons of Python programming language?</text:span></text:p>
      <text:p text:style-name="P8"><text:span text:style-name="T61">Sol:-</text:span><text:span text:style-name="T63">Prons Of Python:-</text:span></text:p>
      <text:list xml:id="list2079894266" text:style-name="List_20_1">
        <text:list-item>
          <text:list>
            <text:list-item>
              <text:list>
                <text:list-item>
                  <text:h text:style-name="P33" text:outline-level="3">Python is easy to learn and read </text:h>
                </text:list-item>
                <text:list-item>
                  <text:h text:style-name="P33" text:outline-level="3">Python enhances productivity </text:h>
                </text:list-item>
                <text:list-item>
                  <text:h text:style-name="P33" text:outline-level="3">Python has a vast collection of libraries</text:h>
                </text:list-item>
                <text:list-item>
                  <text:h text:style-name="P33" text:outline-level="3">Python is free, open-source, and has a vibrant community</text:h>
                </text:list-item>
                <text:list-item>
                  <text:h text:style-name="P33" text:outline-level="3">Python is a portable programming language</text:h>
                </text:list-item>
                <text:list-item>
                  <text:h text:style-name="P33" text:outline-level="3">Python is an interpreted language </text:h>
                </text:list-item>
              </text:list>
            </text:list-item>
          </text:list>
          <text:p text:style-name="P42"><text:span text:style-name="T19"><text:s text:c="4"/></text:span><text:span text:style-name="T64">Cons</text:span><text:span text:style-name="T19"> :-</text:span></text:p>
          <text:list>
            <text:list-item>
              <text:list>
                <text:list-item text:start-value="1">
                  <text:h text:style-name="P34" text:outline-level="3" text:restart-numbering="true" text:start-value="-1"><text:span text:style-name="T36">Python has speed limitations</text:span><text:span text:style-name="T19"> </text:span></text:h>
                </text:list-item>
                <text:list-item>
                  <text:h text:style-name="P35" text:outline-level="3">Python is not so strong with mobile computing </text:h>
                </text:list-item>
                <text:list-item>
                  <text:h text:style-name="P35" text:outline-level="3">Python can have runtime errors </text:h>
                </text:list-item>
                <text:list-item>
                  <text:h text:style-name="P35" text:outline-level="3">Python consumes a lot of memory space</text:h>
                </text:list-item>
                <text:list-item>
                  <text:h text:style-name="P35" text:outline-level="3">Python is not easy to test </text:h>
                </text:list-item>
              </text:list>
            </text:list-item>
          </text:list>
          <text:p text:style-name="P43"/>
          <text:p text:style-name="P44">Q4.In what all domains can we use Python?</text:p>
          <text:p text:style-name="P44"/>
          <text:p text:style-name="P41"><text:soft-page-break/><text:span text:style-name="T33">Sol:-</text:span><text:span text:style-name="T38">Python Can be used in various different domains:-</text:span></text:p>
        </text:list-item>
      </text:list>
      <text:p text:style-name="P11"><text:span text:style-name="Strong_20_Emphasis"><text:span text:style-name="T34"/></text:span></text:p>
      <text:p text:style-name="P11"><text:bookmark text:name="hs_cos_wrapper_post_body"/><text:span text:style-name="Strong_20_Emphasis"><text:span text:style-name="T37">1. Data Science:-</text:span></text:span></text:p>
      <text:p text:style-name="P14">Python is an entrusted language for scientific computing tasks, including analysis and visualization of large data sets. The use cases of Python in data science stems from the large and active ecosystem of third-party packages, such as NumPy for manipulation of homogeneous array-based data, Pandas for manipulation of heterogeneous and labeled data, SciPi for computing tasks, Sci-Kit Learn for machine learning, etc. So, a data scientist combines statistical techniques with Python programming language to analyze and interpret complex data.</text:p>
      <text:p text:style-name="P14"/>
      <text:p text:style-name="P13"><text:bookmark text:name="hs_cos_wrapper_post_body1"/><text:span text:style-name="Strong_20_Emphasis">2. Automation:-</text:span></text:p>
      <text:p text:style-name="P12">There are times when tasks are too niche to have standard software for it. That is when scripting comes into play. Python allows developers to script custom automation and bring efficiency in tasks in less time. Automating repetitive tasks such as sending emails &amp; voicemails, organizing files &amp; folders, launching programs, filling out forms, etc. can be automated through scripting.</text:p>
      <text:p text:style-name="P13"><text:bookmark text:name="hs_cos_wrapper_post_body2"/><text:span text:style-name="Strong_20_Emphasis">3. Application Development:-</text:span></text:p>
      <text:p text:style-name="P12">Python is a favourable choice for web application development. Python integrates well with other programming languages and has some amazing web frameworks that boost the application development cycle. <text:span text:style-name="T45">Python Web Frameworks</text:span> basically make it easy to build common backend logic. For example, it helps to deal with the databases, map URLs with the codebase, generate HTML files, and more. </text:p>
      <text:p text:style-name="Text_20_body"><text:bookmark text:name="hs_cos_wrapper_post_body3"/><text:span text:style-name="Strong_20_Emphasis"><text:span text:style-name="T30">4. AI &amp; Machine Learning :-</text:span></text:span></text:p>
      <text:p text:style-name="P12">Python’s pre-built libraries are the reason why it is preferred for AI &amp; machine learning development. Numpy for scientific computation, Pybrain for machine learning tasks, Scipy for technical and scientific computing are some of the python libraries that make it a supportive technology for AI and ML development. </text:p>
      <text:p text:style-name="P15"><text:bookmark text:name="hs_cos_wrapper_post_body4"/><text:span text:style-name="Strong_20_Emphasis"><text:span text:style-name="T30">5. Audio/Video Applications:-</text:span></text:span></text:p>
      <text:p text:style-name="Text_20_body"><text:span text:style-name="T30">Python is a sought-after programming language for creating audio/video applications. An example of this is the </text:span><text:span text:style-name="T31">Spotify app</text:span><text:span text:style-name="T30"> that’s built using Python programming language. </text:span><text:soft-page-break/><text:span text:style-name="T30">Some of the python libraries such as PyDub, OpenCV support building audio/video streaming apps with high-level functionality. </text:span></text:p>
      <text:p text:style-name="P15"><text:bookmark text:name="hs_cos_wrapper_post_body5"/><text:span text:style-name="Strong_20_Emphasis"><text:span text:style-name="T30">6. Console Applications:-</text:span></text:span></text:p>
      <text:p text:style-name="P12">A console application is a computer program that’s designed for the text-only interfaces, such as the command-line interface of Unix, DOS operating system. For building console applications, there are advanced python libraries that help in the development of fully-fledged apps for the command-line interface. </text:p>
      <text:p text:style-name="P3"><text:bookmark text:name="hs_cos_wrapper_post_body6"/><text:span text:style-name="Strong_20_Emphasis"><text:span text:style-name="T30">7. Desktop GUI:-</text:span></text:span></text:p>
      <text:p text:style-name="P3"><text:span text:style-name="Strong_20_Emphasis"><text:span text:style-name="T30"/></text:span></text:p>
      <text:p text:style-name="P12">Python is known for its huge collection of libraries. Just like the areas mentioned above. Python has libraries for building desktop GUI applications as well. Camelot, Kivy, PyGTK are some of the amazing libraries and tool-kits available for building desktop GUI.  </text:p>
      <text:p text:style-name="P65">Q5.What are variable and how can we declare them?</text:p>
      <text:p text:style-name="P27"><text:span text:style-name="T40">Sol:-</text:span><text:span text:style-name="T74">Python Variable is containers which store values. </text:span><text:span text:style-name="T75">Python </text:span><text:span text:style-name="T74">is not “statically typed”. We do not need to declare variables before using them or declare their type. A variable is created the moment we first assign a value to it. A Python variable is a name given to a memory location. It is the basic unit of storage in a program.</text:span></text:p>
      <text:h text:style-name="P1" text:outline-level="3">Example of Python Variables:-</text:h>
      <text:p text:style-name="P19"><text:span text:style-name="Source_20_Text"><text:span text:style-name="T2">Var =</text:span></text:span><text:span text:style-name="T2"> </text:span><text:span text:style-name="Source_20_Text"><text:span text:style-name="T74">"</text:span></text:span><text:span text:style-name="Source_20_Text"><text:span text:style-name="T75">Shaksham Sharma</text:span></text:span><text:span text:style-name="Source_20_Text"><text:span text:style-name="T74">"</text:span></text:span></text:p>
      <text:p text:style-name="P19"><text:span text:style-name="Source_20_Text"><text:span text:style-name="T74">print(Var)</text:span></text:span></text:p>
      <text:p text:style-name="P5"><text:span text:style-name="Source_20_Text"><text:span text:style-name="T4">Output:-</text:span></text:span></text:p>
      <text:p text:style-name="P5"><text:span text:style-name="Source_20_Text"><text:span text:style-name="T75">Shaksham Sharma</text:span></text:span></text:p>
      <text:p text:style-name="P5"><text:span text:style-name="Source_20_Text"><text:span text:style-name="T4"/></text:span></text:p>
      <text:p text:style-name="P8"><text:span text:style-name="Source_20_Text"><text:span text:style-name="T41">Q6.How can we take an input from the user in Python?</text:span></text:span></text:p>
      <text:p text:style-name="P8"><text:span text:style-name="Source_20_Text"><text:span text:style-name="T41">Sol:-</text:span></text:span><text:span text:style-name="Source_20_Text"><text:span text:style-name="Strong_20_Emphasis"><text:span text:style-name="T52">input ():</text:span></text:span></text:span><text:span text:style-name="Source_20_Text"><text:span text:style-name="T52"> This function first takes the input from the user and converts it into a string. The type of the returned object always will be &lt;type ‘str’&gt;. It does not evaluate the expression it just returns the complete statement as String. For example, Python provides a built-in function called input which takes the input from the user. When the input function is called it stops the program and waits for the user’s input. When the user presses enter, the program resumes and returns what the user typed.</text:span></text:span></text:p>
      <text:p text:style-name="P5"><text:span text:style-name="Source_20_Text"><text:span text:style-name="T41"/></text:span></text:p>
      <text:p text:style-name="P17"><text:span text:style-name="T2">Example:-</text:span><text:span text:style-name="Source_20_Text"><text:span text:style-name="T74">val =</text:span></text:span><text:span text:style-name="T74"> </text:span><text:span text:style-name="Source_20_Text"><text:span text:style-name="T74">input("Enter your value: ")</text:span></text:span></text:p>
      <text:p text:style-name="Standard"><text:soft-page-break/><text:span text:style-name="Source_20_Text"><text:span text:style-name="T74">print(val)</text:span></text:span></text:p>
      <text:p text:style-name="P16">Output:-<text:span text:style-name="T74">Enter Your Value: 526 </text:span><text:s text:c="4"/><text:span text:style-name="T78">Ans=</text:span><text:span text:style-name="T74">526</text:span></text:p>
      <text:p text:style-name="P67">Q7.What is the default datatype of the value that has been taken as an input using input() function?</text:p>
      <text:p text:style-name="P28"><text:span text:style-name="T47">Sol:-</text:span><text:span text:style-name="T49">I</text:span><text:span text:style-name="T53">n Python </text:span><text:span text:style-name="T23">default, input returns a string. So the name and age will be stored as strings.</text:span></text:p>
      <text:p text:style-name="P70">Q8.What is type casting?</text:p>
      <text:p text:style-name="P28"><text:span text:style-name="T14">Sol:-</text:span><text:span text:style-name="T23">Type Casting is the method to convert the variable data type into a certain data type in order to the operation required to be performed by users.</text:span></text:p>
      <text:p text:style-name="P70">Q9.Can we take more than one input from the user using single input() function? If yes, how? If no, why?</text:p>
      <text:p text:style-name="P28"><text:span text:style-name="T14">Sol:-</text:span><text:span text:style-name="T25">Y</text:span><text:span text:style-name="T24">es,We Can take one input from the user using single input() function With the help of the split () function, We can easily collect multiple inputs in Python from the user and assign all the inputs to the respective variables. </text:span></text:p>
      <text:p text:style-name="P68">Q10.What are keywords?</text:p>
      <text:p text:style-name="P28"><text:span text:style-name="T48">Sol:-</text:span><text:span text:style-name="T23">Python keywords are special reserved words that have specific meanings and purposes and can't be used for anything but those specific purposes. </text:span></text:p>
      <text:p text:style-name="P71">Q11.Can we use keywords as a variable? Support your answer with reason.</text:p>
      <text:p text:style-name="P21"><text:span text:style-name="T20">Sol:-</text:span><text:span text:style-name="T23">Python keywords are special reserved words that have specific meanings and purposes and can’t be used for anything but those specific purposes. These keywords are always available—</text:span><text:span text:style-name="T26">That</text:span><text:span text:style-name="T23"> never have to import them into </text:span><text:span text:style-name="T26">the</text:span><text:span text:style-name="T23"> code.</text:span></text:p>
      <text:p text:style-name="P29">Python keywords are different from Python’s <text:span text:style-name="T79">built in functions and types</text:span>. The built-in functions and types are also always available, but they aren’t as restrictive as the keywords in their usage. </text:p>
      <text:p text:style-name="P18"><text:span text:style-name="T5">Q12.What is indentation? What's the use of indenta</text:span><text:span text:style-name="T7">t</text:span><text:span text:style-name="T5">ion in Python?</text:span></text:p>
      <text:p text:style-name="P28"><text:span text:style-name="T43">Sol:-</text:span>Indentation refers to the spaces at the beginning of a code line.</text:p>
      <text:p text:style-name="Text_20_body">Where in other programming languages the indentation in code is for readability only, the indentation in Python is very important.</text:p>
      <text:p text:style-name="Text_20_body">Python uses indentation to indicate a block of code.</text:p>
      <text:p text:style-name="P24"><text:span text:style-name="T32">Example</text:span><text:span text:style-name="T80">:-</text:span><text:span text:style-name="T81">if 5 &gt; 2:<text:line-break/>print("Five is greater than two!")</text:span></text:p>
      <text:p text:style-name="P24"><text:span text:style-name="T42">Output:-</text:span>Five is greater than two! </text:p>
      <text:p text:style-name="P83">Q13.How can we throw some output in Python?</text:p>
      <text:p text:style-name="P26"><text:span text:style-name="T68">Sol:-</text:span>name=”Shaksham Sharma”</text:p>
      <text:p text:style-name="P25"><text:soft-page-break/><text:s text:c="16"/>print(name)</text:p>
      <text:p text:style-name="P25"><text:s/>Output:-Shaksham Sharma</text:p>
      <text:p text:style-name="P82">Q14.What are operators in Python?</text:p>
      <text:p text:style-name="P28"><text:span text:style-name="T71">Sol:-</text:span>In Python, operators are special symbols that designate that some sort of computation should be performed. The values that an operator acts on are called <text:span text:style-name="Strong_20_Emphasis"><text:span text:style-name="T76">operands</text:span></text:span>.</text:p>
      <text:p text:style-name="Text_20_body">Here is an example:</text:p>
      <text:p text:style-name="Preformatted_20_Text"><text:span text:style-name="Source_20_Text">&gt;&gt;&gt; a = 10</text:span></text:p>
      <text:p text:style-name="Preformatted_20_Text"><text:span text:style-name="Source_20_Text">&gt;&gt;&gt; b = 20</text:span></text:p>
      <text:p text:style-name="Preformatted_20_Text"><text:span text:style-name="Source_20_Text">&gt;&gt;&gt; a + b</text:span></text:p>
      <text:p text:style-name="P31"><text:span text:style-name="Source_20_Text">30</text:span></text:p>
      <text:p text:style-name="P32"><text:span text:style-name="Source_20_Text"><text:span text:style-name="T70">Q15.</text:span></text:span><text:span text:style-name="Source_20_Text"><text:span text:style-name="T68">What is difference between / and // operators?</text:span></text:span></text:p>
      <text:p text:style-name="P32"><text:span text:style-name="Source_20_Text"><text:span text:style-name="T70">Sol:-</text:span></text:span><text:span text:style-name="Source_20_Text"><text:span text:style-name="T54">'/' is the division operator.</text:span></text:span><text:span text:style-name="Source_20_Text"><text:span text:style-name="T55">While</text:span></text:span><text:span text:style-name="T74">'</text:span>//' is the floor division operator.</text:p>
      <text:list xml:id="list131827369789238" text:continue-numbering="true" text:style-name="List_20_1">
        <text:list-item>
          <text:p text:style-name="P84">'/' and '//' belong to the arithmetic operators.</text:p>
        </text:list-item>
        <text:list-item>
          <text:p text:style-name="P72">'/' is used for the normal division of two numbers.</text:p>
        </text:list-item>
        <text:list-item>
          <text:p text:style-name="P72">'//' is used to obtain the smallest integer nearest to the quotient obtained by dividing two numbers.</text:p>
          <text:p text:style-name="P73"><text:span text:style-name="T90">Example:x=15 </text:span>y = 3</text:p>
        </text:list-item>
      </text:list>
      <text:p text:style-name="P30">print(x / y)   #This prints output as 5</text:p>
      <text:p text:style-name="P30">print(x // y)  #This prints output as 5</text:p>
      <text:p text:style-name="Text_20_body">a = 19 b = 4</text:p>
      <text:p text:style-name="Text_20_body">print(a // b)  #This prints output as 4</text:p>
      <text:p text:style-name="Text_20_body">print(a / b)  #This prints output as 4.75</text:p>
      <text:p text:style-name="Text_20_body">So, if the quotient obtained by dividing two numbers is not an integer, then operators '/' and '//' will return different answers.</text:p>
      <text:p text:style-name="P20">Q16. Write a code that gives following as an output.</text:p>
      <text:p text:style-name="P20">```</text:p>
      <text:p text:style-name="P20">iNeuroniNeuroniNeuroniNeuron</text:p>
      <text:p text:style-name="P20">```</text:p>
      <text:p text:style-name="P23">Sol:-<text:span text:style-name="T56">ineuron =(“iNeuron”)</text:span></text:p>
      <text:p text:style-name="P69"><text:s text:c="8"/>print(ineuron*4)</text:p>
      <text:p text:style-name="P69"><text:soft-page-break/><text:s/>Output:- iNeuroniNeuroniNeuroniNeuron</text:p>
      <text:p text:style-name="P81">Q17:-Write a code to take a number as an input from the user and check if the number is odd or even.</text:p>
      <text:p text:style-name="P75"><text:span text:style-name="T67">Sol:-</text:span><text:span text:style-name="T82">num=int(input("please enter a number:-"))</text:span></text:p>
      <text:p text:style-name="P75"><text:span text:style-name="T85">if(num%2)==0:</text:span></text:p>
      <text:p text:style-name="P75"><text:span text:style-name="T85">print("Number Is Even.")</text:span></text:p>
      <text:p text:style-name="P48">else:</text:p>
      <text:p text:style-name="P48">print("Number Is Odd.")</text:p>
      <text:p text:style-name="P48"/>
      <text:p text:style-name="P49">Example:-please enter a number:-<text:span text:style-name="T95">20</text:span></text:p>
      <text:p text:style-name="P50">Output:- Number Is Even.</text:p>
      <text:p text:style-name="P77"/>
      <text:p text:style-name="P66"><text:span text:style-name="T2">Q18:-What are boolean operator?</text:span></text:p>
      <text:p text:style-name="P78"><text:span text:style-name="T8">Sol:-</text:span><text:span text:style-name="T23">The logical operators </text:span><text:span text:style-name="T18">and, or and not</text:span><text:span text:style-name="T23"> are also referred to as boolean operators. While and as well as or operator needs two operands, which may evaluate to true or false, not operator needs one operand evaluating to true or false. Boolean and operator returns true if both operands return true.</text:span></text:p>
      <text:p text:style-name="P80">Q19:-What will the output of the following?</text:p>
      <text:p text:style-name="P74">```</text:p>
      <text:p text:style-name="P74">1 or 0</text:p>
      <text:p text:style-name="P74"/>
      <text:p text:style-name="P74">0 and 0</text:p>
      <text:p text:style-name="P74"/>
      <text:p text:style-name="P74">True and False and True</text:p>
      <text:p text:style-name="P74"/>
      <text:p text:style-name="P74">1 or 0 or 0</text:p>
      <text:p text:style-name="P74">```</text:p>
      <text:p text:style-name="P76"><text:span text:style-name="T93">Sol:-</text:span><text:span text:style-name="T83">print(1 or 0)</text:span></text:p>
      <text:p text:style-name="P76"><text:span text:style-name="T85"><text:s/>print(1 and 0)</text:span></text:p>
      <text:p text:style-name="P76"><text:span text:style-name="T85">print(True and False and True)</text:span></text:p>
      <text:p text:style-name="P48">print(1 or 0 or 0)</text:p>
      <text:p text:style-name="P51"><text:span text:style-name="T2">Output:-</text:span>1</text:p>
      <text:p text:style-name="P51">0</text:p>
      <text:p text:style-name="P51"><text:soft-page-break/>False</text:p>
      <text:p text:style-name="P51">1</text:p>
      <text:p text:style-name="P62">Q20:-What are conditional statements in Python?</text:p>
      <text:p text:style-name="P46"><text:span text:style-name="T89">Sol:-</text:span><text:span text:style-name="T12">A conditional statement as the name suggests itself, is </text:span><text:span text:style-name="T13">used to handle conditions in your program</text:span><text:span text:style-name="T12">. These statements guide the program while making decisions based on the conditions encountered by the program. Python has 3 key Conditional Statements that you should know: if statement. if-else statement.</text:span></text:p>
      <text:p text:style-name="P46"><text:span text:style-name="T12"/></text:p>
      <text:p text:style-name="P45"><text:span text:style-name="T12">Q21:-What is use of 'if', 'elif' and 'else' keywords?</text:span></text:p>
      <text:p text:style-name="P47"><text:span text:style-name="T35">Sol:-</text:span><text:span text:style-name="T105">If Statement:-</text:span><text:span text:style-name="T12">If the condition following the keyword </text:span><text:span text:style-name="Source_20_Text"><text:span text:style-name="T12">if</text:span></text:span><text:span text:style-name="T12"> evaluates as </text:span><text:span text:style-name="Source_20_Text"><text:span text:style-name="T12">true</text:span></text:span><text:span text:style-name="T12">, the block of code will execute. </text:span></text:p>
      <text:p text:style-name="P47"><text:span text:style-name="T27"><text:s text:c="4"/></text:span></text:p>
      <text:p text:style-name="P47"><text:span text:style-name="T62">Syntax:-- </text:span><text:span text:style-name="Source_20_Text"><text:span text:style-name="T27">if True:</text:span></text:span></text:p>
      <text:p text:style-name="P31"><text:span text:style-name="Source_20_Text"><text:s text:c="9"/>print('If block will execute!')</text:span></text:p>
      <text:p text:style-name="P37"><text:span text:style-name="Source_20_Text"><text:span text:style-name="T60">else Statement:-</text:span></text:span><text:span text:style-name="Source_20_Text">You can optionally add an else response that will execute if the condition is false.</text:span></text:p>
      <text:p text:style-name="P37"><text:span text:style-name="Source_20_Text"><text:span text:style-name="T69">Syntax:-</text:span></text:span><text:span text:style-name="Source_20_Text">if not True</text:span></text:p>
      <text:p text:style-name="P37"><text:span text:style-name="Source_20_Text"><text:s/>print('If statement will execute!')</text:span></text:p>
      <text:p text:style-name="P37"><text:span text:style-name="Source_20_Text"><text:s/>else:</text:span></text:p>
      <text:p text:style-name="P31"><text:span text:style-name="Source_20_Text"><text:s text:c="2"/>print('Else statement will execute!')</text:span></text:p>
      <text:p text:style-name="P37"><text:span text:style-name="Source_20_Text"><text:span text:style-name="T101">elif Statement:-</text:span></text:span><text:span text:style-name="Source_20_Text">Multiple conditions can be checked by including one or more elif checks after your initial if statement.</text:span></text:p>
      <text:p text:style-name="P37"><text:span text:style-name="Source_20_Text"><text:span text:style-name="T69">Syntax:-</text:span></text:span><text:span text:style-name="Source_20_Text">z = 7</text:span></text:p>
      <text:p text:style-name="Preformatted_20_Text"><text:span text:style-name="Source_20_Text">if z &gt; 8:</text:span></text:p>
      <text:p text:style-name="Preformatted_20_Text"><text:span text:style-name="Source_20_Text"><text:s text:c="2"/>print("I won't print!") #this statement does not execute</text:span></text:p>
      <text:p text:style-name="Preformatted_20_Text"><text:span text:style-name="Source_20_Text">elif z &gt; 5:</text:span></text:p>
      <text:p text:style-name="Preformatted_20_Text"><text:span text:style-name="Source_20_Text"><text:s text:c="2"/>print("I will!") #this statement will execute</text:span></text:p>
      <text:p text:style-name="Preformatted_20_Text"><text:span text:style-name="Source_20_Text">elif z &gt; 6:</text:span></text:p>
      <text:p text:style-name="Preformatted_20_Text"><text:span text:style-name="Source_20_Text"><text:s text:c="2"/>print("I also won't print!") #this statement does not execute</text:span></text:p>
      <text:p text:style-name="Preformatted_20_Text"><text:span text:style-name="Source_20_Text">else:</text:span></text:p>
      <text:p text:style-name="P31"><text:span text:style-name="Source_20_Text"><text:s text:c="2"/>print("Neither will I!") #this statement does not execute</text:span></text:p>
      <text:p text:style-name="P37"><text:span text:style-name="Source_20_Text"><text:span text:style-name="T50">Q22:-Write a code to take the age of person as an input and if age &gt;= 18 display "I can vote". If age is &lt; 18 display "I can't vote".</text:span></text:span></text:p>
      <text:p text:style-name="P38"><text:span text:style-name="Source_20_Text"><text:span text:style-name="T51">Sol:-</text:span></text:span><text:span text:style-name="Source_20_Text"><text:span text:style-name="T87">age=int(input("Enter Your Age :-"))</text:span></text:span></text:p>
      <text:p text:style-name="P48">if(age&gt;=18):</text:p>
      <text:p text:style-name="P48">print("I Can Vote.")</text:p>
      <text:p text:style-name="P48">else:</text:p>
      <text:p text:style-name="P48"><text:soft-page-break/>print("I Can't Vote.")</text:p>
      <text:p text:style-name="P48"/>
      <text:p text:style-name="P56">Q23:-Write a code that displays the sum of all the even numbers from the given list.</text:p>
      <text:p text:style-name="P56">```</text:p>
      <text:p text:style-name="P56">numbers = [12, 75, 150, 180, 145, 525, 50]</text:p>
      <text:p text:style-name="P56">```</text:p>
      <text:p text:style-name="P57">Sol:-<text:span text:style-name="T97">Program:-</text:span></text:p>
      <text:p text:style-name="P52"><text:span text:style-name="T91">numbers=[12, 75, 150, 180, 145, 525, 50]</text:span></text:p>
      <text:p text:style-name="P48">sum=0</text:p>
      <text:p text:style-name="P48">for val in numbers:</text:p>
      <text:p text:style-name="P48">if (val%2)==0:</text:p>
      <text:p text:style-name="P48">sum=sum+val</text:p>
      <text:p text:style-name="P48">print(sum)</text:p>
      <text:p text:style-name="P53"><text:span text:style-name="T2">Output:-</text:span>392</text:p>
      <text:p text:style-name="P53"/>
      <text:p text:style-name="P58">Q24:- Write a code to take 3 numbers as an input from the user and display the greatest no as output.</text:p>
      <text:p text:style-name="P58">Sol:-<text:span text:style-name="T98">Program:-</text:span></text:p>
      <text:p text:style-name="P54">num1=int(input("Enter Number 1 = "))</text:p>
      <text:p text:style-name="P48">num2=int(input("Enter Number 2 = "))</text:p>
      <text:p text:style-name="P48">num3=int(input("Enter Number 3 = "))</text:p>
      <text:p text:style-name="P64"/>
      <text:p text:style-name="P48">if(num1&gt;num2 &amp; num1&gt;num3):</text:p>
      <text:p text:style-name="P48">print(str(num1)+" is Greater")</text:p>
      <text:p text:style-name="P48">elif(num2&gt;num1 &amp; num2&gt;num3):</text:p>
      <text:p text:style-name="P48">print(str(num2)+" is Greater") </text:p>
      <text:p text:style-name="P48">else:</text:p>
      <text:p text:style-name="P48">print(str(num3)+" is Greater") </text:p>
      <text:p text:style-name="P48"/>
      <text:p text:style-name="P63"><text:span text:style-name="T58">Input</text:span>:-</text:p>
      <text:p text:style-name="P55">Enter Number 1 = 3</text:p>
      <text:p text:style-name="P55">Enter Number 2 = 2</text:p>
      <text:p text:style-name="P55">Enter Number 3 = 1</text:p>
      <text:p text:style-name="P55"/>
      <text:p text:style-name="P55"><text:span text:style-name="T39">Output:-</text:span>4 is Greater.</text:p>
      <text:p text:style-name="P55"/>
      <text:p text:style-name="P55"><text:span text:style-name="T46">Q25:- Write a program to display only those numbers from a list that satisfy the following conditions</text:span></text:p>
      <text:p text:style-name="P60"/>
      <text:p text:style-name="P60">- The number must be divisible by five</text:p>
      <text:p text:style-name="P60"/>
      <text:p text:style-name="P60">- If the number is greater than 150, then skip it and move to the next number</text:p>
      <text:p text:style-name="P60"/>
      <text:p text:style-name="P60"><text:soft-page-break/>- If the number is greater than 500, then stop the loop</text:p>
      <text:p text:style-name="P60">```</text:p>
      <text:p text:style-name="P60">numbers = [12, 75, 150, 180, 145, 525, 50]</text:p>
      <text:p text:style-name="P61">Sol:-<text:span text:style-name="T57">Sorry,I Can’t <text:s/>Able To Solve It.</text:span></text:p>
      <text:p text:style-name="P60"/>
      <text:p text:style-name="P59"/>
      <text:p text:style-name="P38"><text:span text:style-name="Source_20_Text"><text:span text:style-name="T94"/></text:span></text:p>
      <text:p text:style-name="P37"><text:span text:style-name="Source_20_Text"/></text:p>
      <text:p text:style-name="P47"><text:span text:style-name="T27"/></text:p>
      <text:p text:style-name="P48"/>
      <text:p text:style-name="P79"><text:span text:style-name="T74"/></text:p>
      <text:p text:style-name="P32"><text:span text:style-name="Source_20_Text"><text:span text:style-name="T49"/></text:span></text:p>
      <text:p text:style-name="P22"/>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8:55:34.740505045</meta:creation-date>
    <dc:date>2022-11-12T13:18:26.983359268</dc:date>
    <meta:editing-duration>PT24M37S</meta:editing-duration>
    <meta:editing-cycles>3</meta:editing-cycles>
    <meta:generator>LibreOffice/7.0.4.2$Linux_X86_64 LibreOffice_project/00$Build-2</meta:generator>
    <meta:document-statistic meta:table-count="0" meta:image-count="0" meta:object-count="0" meta:page-count="9" meta:paragraph-count="184" meta:word-count="1874" meta:character-count="11475" meta:non-whitespace-character-count="9704"/>
  </office:meta>
</office:document-meta>
</file>